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32" office:value-type="string" calcext:value-type="string">
            <text:p>auto ret = <text:s/>HAL_SAI_Transmit_DMA(&amp;audioTxSai, buff, buffSize/2) заменил на IT</text:p>
          </table:table-cell>
          <table:table-cell table:number-columns-repeated="2"/>
        </table:table-row>
        <table:table-row table:style-name="ro1" table:number-rows-repeated="1048538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office:forms form:automatic-focus="false" form:apply-design-mode="false"/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table:number-columns-repeated="2"/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table:number-columns-repeated="2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13:54:01.58465550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7-13T12:07:41.705240282</dc:date>
    <meta:editing-duration>P3DT11H50M25S</meta:editing-duration>
    <meta:editing-cycles>248</meta:editing-cycles>
    <meta:document-statistic meta:table-count="3" meta:cell-count="183" meta:object-count="0"/>
    <meta:user-defined meta:name=""/>
    <meta:user-defined meta:name="qrichtext">1</meta:user-defined>
  </office:meta>
</office:document-meta>
</file>